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 style:list-style-name="L1">
      <style:paragraph-properties fo:text-align="start" style:justify-single-word="false"/>
    </style:style>
    <style:style style:name="P3" style:family="paragraph" style:parent-style-name="Text_20_body" style:list-style-name="L2">
      <style:paragraph-properties fo:text-align="start" style:justify-single-word="false"/>
    </style:style>
    <style:style style:name="P4" style:family="paragraph" style:parent-style-name="Text_20_body">
      <style:paragraph-properties fo:margin-left="0.4925in" fo:margin-right="0in" fo:text-align="start" style:justify-single-word="false" fo:text-indent="0in" style:auto-text-indent="false"/>
    </style:style>
    <style:style style:name="P5" style:family="paragraph" style:parent-style-name="Text_20_body">
      <style:paragraph-properties fo:margin-left="0.9846in" fo:margin-right="0in" fo:text-align="start" style:justify-single-word="false" fo:text-indent="0in" style:auto-text-indent="false"/>
    </style:style>
    <style:style style:name="P6" style:family="paragraph" style:parent-style-name="Text_20_body">
      <style:paragraph-properties fo:margin-left="0in" fo:margin-right="0in" fo:text-align="start" style:justify-single-word="false" fo:text-indent="0in" style:auto-text-indent="false"/>
    </style:style>
    <style:style style:name="P7" style:family="paragraph" style:parent-style-name="Heading_20_1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Carolina Rollergirls Java Scoreboard</text:h>
      <text:h text:style-name="Heading_20_3" text:outline-level="3">Javascript library interface</text:h>
      <text:p text:style-name="P1">The interface to the Javascript library is located in html/javascript/ directory. <text:s/>The files contained there are:</text:p>
      <text:list xml:id="list1553708647" text:style-name="L1">
        <text:list-item>
          <text:p text:style-name="P2">xml-util.js : General XML utility functions</text:p>
        </text:list-item>
        <text:list-item>
          <text:p text:style-name="P2">window-util.js : General Windowing utility functions</text:p>
        </text:list-item>
        <text:list-item>
          <text:p text:style-name="P2">viewer.js : Functions for use by viewers</text:p>
        </text:list-item>
        <text:list-item>
          <text:p text:style-name="P2">controller.js : Functions for use by controllers</text:p>
        </text:list-item>
        <text:list-item>
          <text:p text:style-name="P2">scoreboard-viewer.js : Viewer functions specific to the ScoreBoard object</text:p>
        </text:list-item>
        <text:list-item>
          <text:p text:style-name="P2">scoreboard-controller.js : Controler functions specific to the ScoreBoard object</text:p>
        </text:list-item>
      </text:list>
      <text:p text:style-name="P1">The xml-util.js and window-util.js should be included by almost all html pages using the javascript. <text:s/>The viewer.js and scoreboard-viewer.js files should be included by html files that view the ScoreBoard, and the controller.js and scoreboard-controller.js should be included by html files that control the ScoreBoard object. <text:s/>If unsure, include all the javascript files.</text:p>
      <text:p text:style-name="P1"/>
      <text:p text:style-name="P1">The function to start the scoreboard polling is <text:span text:style-name="T3">startScoreBoard(source, rate, callback)</text:span>. <text:s/>The parameters are:</text:p>
      <text:list xml:id="list1667406449" text:style-name="L2">
        <text:list-item>
          <text:p text:style-name="P3"><text:span text:style-name="T4">source</text:span> : The text description of what is starting the caller is. <text:s/>This is used to track who is listening to the scoreboard, and monitor status of each listener.</text:p>
        </text:list-item>
        <text:list-item>
          <text:p text:style-name="P3"><text:span text:style-name="T4">rate</text:span> : The rate at which to poll the scoreboard. <text:s/>Faster (lower) poll rates increase network traffic, server processing, and browser processing, while speeding up the rate that the calling web page gets scoreboard updates. <text:s/>Typically 100ms should be fast enough. <text:s/>Rates faster than 100ms will probably provide diminishing returns on update speed vs. server/local processing.</text:p>
        </text:list-item>
        <text:list-item>
          <text:p text:style-name="P3"><text:span text:style-name="T4">callback</text:span> : This is javascript text that is executed when the ScoreBoard object is constructed. <text:s/>It can be any valid javascript. <text:s/>It will be called only once.</text:p>
        </text:list-item>
      </text:list>
      <text:p text:style-name="P1"/>
      <text:p text:style-name="P1">Once the callback function is called, there is an object structure created that represents the ScoreBoard. <text:s/>It is available as a global variable <text:span text:style-name="T4">ScoreBoard</text:span>. <text:s/>Its structure matches exactly the XML document. <text:s/>Each element is standard Document Element, with the standard Element functions to manage parents/children, attributes, etc. <text:s/>Each terminal element, which represents a field with a value, contains a <text:span text:style-name="T4">view</text:span> object. <text:s/>If the controller.js file has been included, the element also contains a <text:span text:style-name="T4">control</text:span> object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2T21:59:47</meta:creation-date>
    <dc:date>2009-03-02T23:07:41</dc:date>
    <meta:editing-duration>PT00H36M33S</meta:editing-duration>
    <meta:editing-cycles>2</meta:editing-cycles>
    <meta:generator>OpenOffice.org/3.0$Unix OpenOffice.org_project/300m21$Build-9319</meta:generator>
    <meta:document-statistic meta:table-count="0" meta:image-count="0" meta:object-count="0" meta:page-count="1" meta:paragraph-count="15" meta:word-count="330" meta:character-count="2200"/>
    <meta:user-defined meta:name="Info 1"/>
    <meta:user-defined meta:name="Info 2"/>
    <meta:user-defined meta:name="Info 3"/>
    <meta:user-defined meta:name="Info 4"/>
  </office:meta>
</office:document-meta>
</file>